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3"/>
          <table:table-cell office:value-type="string" calcext:value-type="string">
            <text:p>She is admired for her indus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circumsp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t</text:p>
          </table:table-cell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2"/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fluent speaking or writing;clearly showing feeling</text:p>
          </table:table-cell>
          <table:table-cell office:value-type="string" calcext:value-type="string">
            <text:p>grandiloquence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to be the cause of something</text:p>
          </table:table-cell>
          <table:table-cell office:value-type="string" calcext:value-type="string">
            <text:p>sw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 table:number-columns-repeated="2"/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3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3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3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3"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3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 table:number-columns-repeated="2"/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table:number-columns-repeated="2"/>
          <table:table-cell office:value-type="string" calcext:value-type="string">
            <text:p>The government’s actions in this case could have major political ramification;In the aftermath of the fire, many people were in need of shelter;The country is rebuilding it’s economy in the aftermath of the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 table:number-columns-repeated="2"/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/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alarming;intimidat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/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 table:number-columns-repeated="3"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 table:number-columns-repeated="2"/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2"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an idea or opinion</text:p>
          </table:table-cell>
          <table:table-cell table:number-columns-repeated="3"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 table:number-columns-repeated="2"/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 place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uphoria</text:p>
          </table:table-cell>
          <table:table-cell office:value-type="string" calcext:value-type="string">
            <text:p>extreme happiness</text:p>
          </table:table-cell>
          <table:table-cell table:number-columns-repeated="3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To make 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titude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 table:number-columns-repeated="3"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table:number-columns-repeated="3"/>
          <table:table-cell office:value-type="string" calcext:value-type="string">
            <text:p>She defended her beliefs with great vig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table:number-columns-repeated="2"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successfull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</text:p>
          </table:table-cell>
          <table:table-cell table:number-columns-repeated="3"/>
          <table:table-cell office:value-type="string" calcext:value-type="string">
            <text:p>The exploitation of migrant work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3"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table:number-columns-repeated="2"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 table:number-columns-repeated="3"/>
          <table:table-cell office:value-type="string" calcext:value-type="string">
            <text:p>I could barely hear her frail voice; in his old age his health became increasingly frai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 late</text:p>
          </table:table-cell>
          <table:table-cell office:value-type="string" calcext:value-type="string">
            <text:p>rec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ulate </text:p>
          </table:table-cell>
          <table:table-cell office:value-type="string" calcext:value-type="string">
            <text:p>to try to be like (someone)</text:p>
          </table:table-cell>
          <table:table-cell table:number-columns-repeated="3"/>
          <table:table-cell office:value-type="string" calcext:value-type="string">
            <text:p>she grew up emulating her sports hero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gorous</text:p>
          </table:table-cell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ndfall</text:p>
          </table:table-cell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mble</text:p>
          </table:table-cell>
          <table:table-cell office:value-type="string" calcext:value-type="string">
            <text:p>fall down suddenly</text:p>
          </table:table-cell>
          <table:table-cell table:number-columns-repeated="2"/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id</text:p>
          </table:table-cell>
          <table:table-cell office:value-type="string" calcext:value-type="string">
            <text:p>during something or in the middl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acuate</text:p>
          </table:table-cell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tankerous</text:p>
          </table:table-cell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right</text:p>
          </table:table-cell>
          <table:table-cell office:value-type="string" calcext:value-type="string">
            <text:p>completely or totally</text:p>
          </table:table-cell>
          <table:table-cell table:number-columns-repeated="3"/>
          <table:table-cell office:value-type="string" calcext:value-type="string">
            <text:p>The movie was downright stup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cky</text:p>
          </table:table-cell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flappable</text:p>
          </table:table-cell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bose</text:p>
          </table:table-cell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pless</text:p>
          </table:table-cell>
          <table:table-cell office:value-type="string" calcext:value-type="string">
            <text:p>unluc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rogatory</text:p>
          </table:table-cell>
          <table:table-cell office:value-type="string" calcext:value-type="string">
            <text:p>low opinion;showing lack of respect</text:p>
          </table:table-cell>
          <table:table-cell table:number-columns-repeated="3"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oteric</text:p>
          </table:table-cell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strionic</text:p>
          </table:table-cell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nicious</text:p>
          </table:table-cell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xotic</text:p>
          </table:table-cell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biquitous</text:p>
          </table:table-cell>
          <table:table-cell office:value-type="string" calcext:value-type="string">
            <text:p>very common and found everywhere</text:p>
          </table:table-cell>
          <table:table-cell table:number-columns-repeated="3"/>
          <table:table-cell office:value-type="string" calcext:value-type="string">
            <text:p>Smartphones have become ubiquitous in moder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arious</text:p>
          </table:table-cell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ramount</text:p>
          </table:table-cell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fling</text:p>
          </table:table-cell>
          <table:table-cell office:value-type="string" calcext:value-type="string">
            <text:p>having little value or important (negatively use)</text:p>
          </table:table-cell>
          <table:table-cell table:number-columns-repeated="3"/>
          <table:table-cell office:value-type="string" calcext:value-type="string">
            <text:p>Choosing a university is no trifling matter for young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adful</text:p>
          </table:table-cell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int</text:p>
          </table:table-cell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deous</text:p>
          </table:table-cell>
          <table:table-cell office:value-type="string" calcext:value-type="string">
            <text:p>very ugly</text:p>
          </table:table-cell>
          <table:table-cell table:number-columns-repeated="3"/>
          <table:table-cell office:value-type="string" calcext:value-type="string">
            <text:p>The room was fill with hideous furni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ffle</text:p>
          </table:table-cell>
          <table:table-cell office:value-type="string" calcext:value-type="string">
            <text:p>to confuse completely</text:p>
          </table:table-cell>
          <table:table-cell table:number-columns-repeated="3"/>
          <table:table-cell office:value-type="string" calcext:value-type="string">
            <text:p>It is baffling that some people believe the earth is fla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zeable</text:p>
          </table:table-cell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ltry</text:p>
          </table:table-cell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tonishingly</text:p>
          </table:table-cell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wfully</text:p>
          </table:table-cell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terly</text:p>
          </table:table-cell>
          <table:table-cell office:value-type="string" calcext:value-type="string">
            <text:p>total or complete</text:p>
          </table:table-cell>
          <table:table-cell table:number-columns-repeated="3"/>
          <table:table-cell office:value-type="string" calcext:value-type="string">
            <text:p>I was utterly convinced that sh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eptively</text:p>
          </table:table-cell>
          <table:table-cell office:value-type="string" calcext:value-type="string">
            <text:p>misleadingly</text:p>
          </table:table-cell>
          <table:table-cell table:number-columns-repeated="3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llfully</text:p>
          </table:table-cell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unt</text:p>
          </table:table-cell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miniscence</text:p>
          </table:table-cell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dvertent</text:p>
          </table:table-cell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ovise</text:p>
          </table:table-cell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rospect</text:p>
          </table:table-cell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tch</text:p>
          </table:table-cell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ail</text:p>
          </table:table-cell>
          <table:table-cell office:value-type="string" calcext:value-type="string">
            <text:p>to have (something) as a part or result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tment</text:p>
          </table:table-cell>
          <table:table-cell office:value-type="string" calcext:value-type="string">
            <text:p>the state of being happy and satisfied</text:p>
          </table:table-cell>
          <table:table-cell table:number-columns-repeated="3"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 </text:p>
          </table:table-cell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issitude</text:p>
          </table:table-cell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ile</text:p>
          </table:table-cell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gile</text:p>
          </table:table-cell>
          <table:table-cell office:value-type="string" calcext:value-type="string">
            <text:p>easily broken or damaged</text:p>
          </table:table-cell>
          <table:table-cell table:number-columns-repeated="3"/>
          <table:table-cell office:value-type="string" calcext:value-type="string">
            <text:p>Her health has always been very fragi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esy</text:p>
          </table:table-cell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ecute</text:p>
          </table:table-cell>
          <table:table-cell office:value-type="string" calcext:value-type="string">
            <text:p>to kill especially as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mpant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able</text:p>
          </table:table-cell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me</text:p>
          </table:table-cell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ne</text:p>
          </table:table-cell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table:number-columns-repeated="2"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enous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upt </text:p>
          </table:table-cell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ace</text:p>
          </table:table-cell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agnate</text:p>
          </table:table-cell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8"/>
        </table:table-row>
        <table:table-row table:style-name="ro2" table:number-rows-repeated="104806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 style:data-style-name="N2" text:time-value="23:03:00.2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17T00:08:18.463000000</dc:date>
    <meta:editing-duration>P4DT12H47M36S</meta:editing-duration>
    <meta:editing-cycles>1284</meta:editing-cycles>
    <meta:generator>LibreOffice/24.8.4.2$Windows_X86_64 LibreOffice_project/bb3cfa12c7b1bf994ecc5649a80400d06cd71002</meta:generator>
    <meta:document-statistic meta:table-count="1" meta:cell-count="1544" meta:object-count="0"/>
  </office:meta>
</office:document-meta>
</file>